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justify" style:justify-single-word="false"/>
      <style:text-properties style:font-name="FreeSans" fo:font-size="22pt" fo:font-weight="bold" officeooo:paragraph-rsid="0000cbf5" style:font-size-asian="22pt" style:font-weight-asian="bold" style:font-size-complex="22pt"/>
    </style:style>
    <style:style style:name="P2" style:family="paragraph" style:parent-style-name="Standard">
      <style:paragraph-properties fo:line-height="100%" fo:text-align="justify" style:justify-single-word="false"/>
      <style:text-properties officeooo:paragraph-rsid="0000cbf5"/>
    </style:style>
    <style:style style:name="P3" style:family="paragraph" style:parent-style-name="Standard">
      <style:paragraph-properties fo:margin-top="0.423cm" fo:margin-bottom="0cm" loext:contextual-spacing="false" fo:line-height="100%" fo:text-align="justify" style:justify-single-word="false"/>
      <style:text-properties officeooo:paragraph-rsid="0000cbf5"/>
    </style:style>
    <style:style style:name="T1" style:family="text">
      <style:text-properties style:font-name="FreeSerif" fo:font-size="12pt" style:font-size-asian="12pt" style:font-size-complex="12pt"/>
    </style:style>
    <style:style style:name="T2" style:family="text">
      <style:text-properties style:font-name="FreeSerif" fo:font-size="12pt" officeooo:rsid="0000cbf5" style:font-size-asian="12pt" style:font-size-complex="12pt"/>
    </style:style>
    <style:style style:name="T3" style:family="text">
      <style:text-properties fo:color="#1155cc" style:font-name="FreeSerif" fo:font-size="12pt" style:text-underline-style="solid" style:text-underline-width="auto" style:text-underline-color="font-color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s</text:p>
      <text:p text:style-name="P3"><text:span text:style-name="T1">[0] Java Platform, Enterprise Edition [Internet]. [Cited 2020-03-04]. Available from:<text:line-break/></text:span><text:a xlink:type="simple" xlink:href="https://docs.oracle.com/javaee/7/tutorial/index.html" text:style-name="ListLabel_20_19" text:visited-style-name="ListLabel_20_19"><text:span text:style-name="T3">https://docs.oracle.com/javaee/7/tutorial/index.htm</text:span></text:a></text:p>
      <text:p text:style-name="P2"><text:span text:style-name="T1">[1] XHTML [Internet]. [Cited 2020-03-11]. Available </text:span><text:span text:style-name="T2">f</text:span><text:span text:style-name="T1">rom:<text:line-break/></text:span><text:a xlink:type="simple" xlink:href="https://sv.wikipedia.org/wiki/XHTML" text:style-name="ListLabel_20_19" text:visited-style-name="ListLabel_20_19"><text:span text:style-name="T3">https://en.wikipedia.org/wiki/X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2pt" fo:font-weight="bold" style:font-size-asian="22pt" style:font-weight-asian="bold" style:font-size-complex="2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341cm" fo:margin-left="3.701cm" fo:margin-right="3.7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20-03-24T14:19:46.782000000</dc:date>
    <meta:editing-duration>PT46S</meta:editing-duration>
    <meta:editing-cycles>1</meta:editing-cycles>
    <meta:document-statistic meta:table-count="0" meta:image-count="0" meta:object-count="0" meta:page-count="1" meta:paragraph-count="3" meta:word-count="20" meta:character-count="240" meta:non-whitespace-character-count="223"/>
  </office:meta>
</office:document-meta>
</file>